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" style:font-adornments="Norm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5cm"/>
    </style:style>
    <style:style style:name="co2" style:family="table-column">
      <style:table-column-properties fo:break-before="auto" style:column-width="5.297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4.187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503cm"/>
    </style:style>
    <style:style style:name="co8" style:family="table-column">
      <style:table-column-properties fo:break-before="auto" style:column-width="4.9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1" style:data-style-name="N100"/>
    <style:style style:name="ce2" style:family="table-cell" style:parent-style-name="Default" style:data-style-name="N100"/>
    <style:style style:name="ce3" style:family="table-cell" style:parent-style-name="Heading1" style:data-style-name="N3"/>
    <style:style style:name="ce4" style:family="table-cell" style:parent-style-name="Default" style:data-style-name="N3"/>
    <style:style style:name="ce5" style:family="table-cell" style:parent-style-name="Heading1" style:data-style-name="N108"/>
    <style:style style:name="ce6" style:family="table-cell" style:parent-style-name="Default" style:data-style-name="N108"/>
    <style:style style:name="ce7" style:family="table-cell" style:parent-style-name="Heading1" style:data-style-name="N109"/>
    <style:style style:name="ce8" style:family="table-cell" style:parent-style-name="Default" style:data-style-name="N109"/>
    <style:style style:name="ce9" style:family="table-cell" style:parent-style-name="Heading1" style:data-style-name="N10"/>
    <style:style style:name="ce10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8"/>
        <table:table-column table:style-name="co8" table:number-columns-repeated="2" table:default-cell-style-name="ce10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Paket</text:p>
          </table:table-cell>
          <table:table-cell table:style-name="ce1" office:value-type="string">
            <text:p>Code</text:p>
          </table:table-cell>
          <table:table-cell table:style-name="ce3" office:value-type="string">
            <text:p>Absätze</text:p>
          </table:table-cell>
          <table:table-cell table:style-name="ce3" office:value-type="string">
            <text:p>Wiederholungen</text:p>
          </table:table-cell>
          <table:table-cell table:style-name="ce5" office:value-type="string">
            <text:p>Zeit vorher</text:p>
          </table:table-cell>
          <table:table-cell table:style-name="ce5" office:value-type="string">
            <text:p>Zeit nachher</text:p>
          </table:table-cell>
          <table:table-cell table:style-name="ce7" office:value-type="string">
            <text:p>Gesamtdauer</text:p>
          </table:table-cell>
          <table:table-cell table:style-name="ce9" office:value-type="string">
            <text:p>Vergleich zu Test 1</text:p>
          </table:table-cell>
          <table:table-cell table:style-name="ce9" office:value-type="string">
            <text:p>Vergleich zu Test 2</text:p>
          </table:table-cell>
          <table:table-cell table:style-name="Heading1" table:number-columns-repeated="1014"/>
        </table:table-row>
        <table:table-row table:style-name="ro2">
          <table:table-cell office:value-type="string">
            <text:p>TeX</text:p>
          </table:table-cell>
          <table:table-cell office:value-type="string">
            <text:p>\kern\testdimen</text:p>
          </table:table-cell>
          <table:table-cell office:value-type="float" office:value="30000">
            <text:p>30.000</text:p>
          </table:table-cell>
          <table:table-cell office:value-type="float" office:value="100">
            <text:p>100</text:p>
          </table:table-cell>
          <table:table-cell office:value-type="float" office:value="0.43181">
            <text:p>0,43 s</text:p>
          </table:table-cell>
          <table:table-cell office:value-type="float" office:value="9.53432">
            <text:p>9,53 s</text:p>
          </table:table-cell>
          <table:table-cell table:formula="of:= 1000000 * ([.F2] - [.E2]) / ([.C2] * [.D2])" office:value-type="float" office:value="3.03417">
            <text:p>3,03 µs</text:p>
          </table:table-cell>
          <table:table-cell table:formula="of:= (([.G2] - [.G$3]) / ([.G$3] - [.G$2]))" office:value-type="percentage" office:value="-1">
            <text:p>-100%</text:p>
          </table:table-cell>
          <table:table-cell table:formula="of:= ([.G2] / [.G$3]) - 1" office:value-type="percentage" office:value="-0.171296717783257">
            <text:p>-17%</text:p>
          </table:table-cell>
          <table:table-cell table:number-columns-repeated="1014"/>
        </table:table-row>
        <table:table-row table:style-name="ro2">
          <table:table-cell office:value-type="string">
            <text:p>TeX</text:p>
          </table:table-cell>
          <table:table-cell office:value-type="string">
            <text:p>( )</text:p>
          </table:table-cell>
          <table:table-cell office:value-type="float" office:value="30000">
            <text:p>30.000</text:p>
          </table:table-cell>
          <table:table-cell office:value-type="float" office:value="100">
            <text:p>100</text:p>
          </table:table-cell>
          <table:table-cell table:formula="of:=[.F2]" office:value-type="float" office:value="9.53432">
            <text:p>9,53 s</text:p>
          </table:table-cell>
          <table:table-cell office:value-type="float" office:value="20.51836">
            <text:p>20,52 s</text:p>
          </table:table-cell>
          <table:table-cell table:formula="of:= 1000000 * ([.F3] - [.E3]) / ([.C3] * [.D3])" office:value-type="float" office:value="3.66134666666667">
            <text:p>3,66 µs</text:p>
          </table:table-cell>
          <table:table-cell table:formula="of:= (([.G3] - [.G$3]) / ([.G$3] - [.G$2]))" office:value-type="percentage" office:value="0">
            <text:p>0%</text:p>
          </table:table-cell>
          <table:table-cell table:formula="of:= ([.G3] / [.G$3]) - 1" office:value-type="percentage" office:value="0">
            <text:p>0%</text:p>
          </table:table-cell>
          <table:table-cell table:number-columns-repeated="1014"/>
        </table:table-row>
        <table:table-row table:style-name="ro2">
          <table:table-cell office:value-type="string">
            <text:p>TeX</text:p>
          </table:table-cell>
          <table:table-cell office:value-type="string">
            <text:p>\left( \right)</text:p>
          </table:table-cell>
          <table:table-cell office:value-type="float" office:value="30000">
            <text:p>30.000</text:p>
          </table:table-cell>
          <table:table-cell office:value-type="float" office:value="100">
            <text:p>100</text:p>
          </table:table-cell>
          <table:table-cell table:formula="of:=[.F3]" office:value-type="float" office:value="20.51836">
            <text:p>20,52 s</text:p>
          </table:table-cell>
          <table:table-cell office:value-type="float" office:value="34.01752">
            <text:p>34,02 s</text:p>
          </table:table-cell>
          <table:table-cell table:formula="of:= 1000000 * ([.F4] - [.E4]) / ([.C4] * [.D4])" office:value-type="float" office:value="4.49972">
            <text:p>4,50 µs</text:p>
          </table:table-cell>
          <table:table-cell table:formula="of:= (([.G4] - [.G$3]) / ([.G$3] - [.G$2]))" office:value-type="percentage" office:value="1.3367419068524">
            <text:p>134%</text:p>
          </table:table-cell>
          <table:table-cell table:formula="of:= ([.G4] / [.G$3]) - 1" office:value-type="percentage" office:value="0.228979501167148">
            <text:p>23%</text:p>
          </table:table-cell>
          <table:table-cell table:number-columns-repeated="1014"/>
        </table:table-row>
        <table:table-row table:style-name="ro2">
          <table:table-cell office:value-type="string">
            <text:p>mathdelim</text:p>
          </table:table-cell>
          <table:table-cell office:value-type="string">
            <text:p>\parens{ }</text:p>
          </table:table-cell>
          <table:table-cell office:value-type="float" office:value="1000">
            <text:p>1.000</text:p>
          </table:table-cell>
          <table:table-cell office:value-type="float" office:value="100">
            <text:p>100</text:p>
          </table:table-cell>
          <table:table-cell table:formula="of:=[.F4]" office:value-type="float" office:value="34.01752">
            <text:p>34,02 s</text:p>
          </table:table-cell>
          <table:table-cell office:value-type="float" office:value="67.67824">
            <text:p>67,68 s</text:p>
          </table:table-cell>
          <table:table-cell table:formula="of:= 1000000 * ([.F5] - [.E5]) / ([.C5] * [.D5])" office:value-type="float" office:value="336.6072">
            <text:p>336,61 µs</text:p>
          </table:table-cell>
          <table:table-cell table:formula="of:= (([.G5] - [.G$3]) / ([.G$3] - [.G$2]))" office:value-type="percentage" office:value="530.864541091558">
            <text:p>53086%</text:p>
          </table:table-cell>
          <table:table-cell table:formula="of:= ([.G5] / [.G$3]) - 1" office:value-type="percentage" office:value="90.9353534764986">
            <text:p>9094%</text:p>
          </table:table-cell>
          <table:table-cell table:number-columns-repeated="1014"/>
        </table:table-row>
        <table:table-row table:style-name="ro2">
          <table:table-cell office:value-type="string">
            <text:p>mathdelim</text:p>
          </table:table-cell>
          <table:table-cell office:value-type="string">
            <text:p>\mathdelim{left=(, right=)}{ }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formula="of:=[.F5]" office:value-type="float" office:value="67.67824">
            <text:p>67,68 s</text:p>
          </table:table-cell>
          <table:table-cell office:value-type="float" office:value="133.29393">
            <text:p>133,29 s</text:p>
          </table:table-cell>
          <table:table-cell table:formula="of:= 1000000 * ([.F6] - [.E6]) / ([.C6] * [.D6])" office:value-type="float" office:value="2187.18966666667">
            <text:p>2.187,19 µs</text:p>
          </table:table-cell>
          <table:table-cell table:formula="of:= (([.G6] - [.G$3]) / ([.G$3] - [.G$2]))" office:value-type="percentage" office:value="3481.5203371724">
            <text:p>348152%</text:p>
          </table:table-cell>
          <table:table-cell table:formula="of:= ([.G6] / [.G$3]) - 1" office:value-type="percentage" office:value="596.37300665329">
            <text:p>59637%</text:p>
          </table:table-cell>
          <table:table-cell table:number-columns-repeated="1014"/>
        </table:table-row>
        <table:table-row table:style-name="ro2">
          <table:table-cell office:value-type="string">
            <text:p>phst-delimiters</text:p>
          </table:table-cell>
          <table:table-cell office:value-type="string">
            <text:p>\parens{ }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4.61507">
            <text:p>4,62 s</text:p>
          </table:table-cell>
          <table:table-cell office:value-type="float" office:value="28.0647">
            <text:p>28,06 s</text:p>
          </table:table-cell>
          <table:table-cell table:formula="of:= 1000000 * ([.F7] - [.E7]) / ([.C7] * [.D7])" office:value-type="float" office:value="468.9926">
            <text:p>468,99 µs</text:p>
          </table:table-cell>
          <table:table-cell table:formula="of:= (([.G7] - [.G$3]) / ([.G$3] - [.G$2]))" office:value-type="percentage" office:value="741.946054540718">
            <text:p>74195%</text:p>
          </table:table-cell>
          <table:table-cell table:formula="of:= ([.G7] / [.G$3]) - 1" office:value-type="percentage" office:value="127.092923915062">
            <text:p>12709%</text:p>
          </table:table-cell>
          <table:table-cell table:number-columns-repeated="1014"/>
        </table:table-row>
        <table:table-row table:style-name="ro2" table:number-rows-repeated="65528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Grande" svg:font-family="'Lucida Grande'" style:font-adornments="Norm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" number:min-integer-digits="1" number:grouping="true"/>
      <number:text> s</number:text>
    </number:number-style>
    <number:number-style style:name="N109">
      <number:number number:decimal-places="2" number:min-integer-digits="1" number:grouping="true"/>
      <number:text> µs</number:text>
    </number:number-style>
    <style:style style:name="Default" style:family="table-cell">
      <style:text-properties style:font-name="Lucida Grand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3pt" fo:font-style="normal" fo:font-weight="bold"/>
    </style:style>
    <style:style style:name="Heading1" style:family="table-cell" style:parent-style-name="Heading">
      <style:table-cell-properties style:rotation-angle="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8">18.09.2010</text:date>, <text:time>01:28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p Stephani</meta:initial-creator>
    <meta:creation-date>2010-01-16T23:07:25</meta:creation-date>
    <dc:date>2010-09-18T01:28:51</dc:date>
    <dc:creator>Philipp Stephani</dc:creator>
    <meta:editing-duration>PT21H03M57S</meta:editing-duration>
    <meta:editing-cycles>7</meta:editing-cycles>
    <meta:generator>OpenOffice.org/3.2$Unix OpenOffice.org_project/320m18$Build-9502</meta:generator>
    <meta:document-statistic meta:table-count="1" meta:cell-count="63" meta:object-count="0"/>
  </office:meta>
</office:document-meta>
</file>